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cm"/>
    </style:style>
    <style:style style:name="gr2" style:family="graphic" style:parent-style-name="standard">
      <style:graphic-properties draw:textarea-horizontal-align="justify" draw:textarea-vertical-align="middle" draw:auto-grow-height="false" fo:min-height="1.73cm" fo:min-width="3.602cm"/>
    </style:style>
    <style:style style:name="gr3" style:family="graphic" style:parent-style-name="standard">
      <style:graphic-properties draw:textarea-horizontal-align="justify" draw:textarea-vertical-align="middle" draw:auto-grow-height="false" fo:min-height="1.324cm" fo:min-width="5.16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85cm" fo:min-width="5.9cm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3.2cm"/>
    </style:style>
    <style:style style:name="gr7" style:family="graphic" style:parent-style-name="standard">
      <style:graphic-properties draw:textarea-horizontal-align="justify" draw:textarea-vertical-align="middle" draw:auto-grow-height="false" fo:min-height="0.758cm" fo:min-width="3.656cm"/>
    </style:style>
    <style:style style:name="gr8" style:family="graphic" style:parent-style-name="standard">
      <style:graphic-properties draw:textarea-horizontal-align="justify" draw:textarea-vertical-align="middle" draw:auto-grow-height="false" fo:min-height="1.85cm" fo:min-width="4.3cm"/>
    </style:style>
    <style:style style:name="gr9" style:family="graphic" style:parent-style-name="standard">
      <style:graphic-properties draw:textarea-horizontal-align="justify" draw:textarea-vertical-align="middle" draw:auto-grow-height="false" fo:min-height="1.236cm" fo:min-width="2.542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frame draw:style-name="gr1" draw:text-style-name="P1" draw:layer="layout" svg:width="19cm" svg:height="1.9cm" svg:x="1cm" svg:y="1cm">
          <draw:text-box>
            <text:p>Program pobiera liczby wprowadzane przez użytkownika, aż do momentu, gdy ich suma przekroczy 75.</text:p>
          </draw:text-box>
        </draw:frame>
        <draw:custom-shape draw:style-name="gr2" draw:text-style-name="P2" xml:id="id1" draw:id="id1" draw:layer="layout" svg:width="5.8cm" svg:height="2.8cm" svg:x="6.6cm" svg:y="3.1cm">
          <text:p text:style-name="P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9cm" svg:height="2.5cm" svg:x="8.1cm" svg:y="6.9cm">
          <text:p text:style-name="P2">Wprowadzaj kolejne liczby</text:p>
          <text:p text:style-name="P2">a i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4" draw:text-style-name="P3" draw:layer="layout" draw:type="line" svg:x1="12.4cm" svg:y1="4.5cm" svg:x2="12.6cm" svg:y2="6.9cm" draw:start-shape="id1" draw:end-shape="id2" svg:d="M12400 4500l200 2400" svg:viewBox="0 0 201 2401">
          <text:p/>
        </draw:connector>
        <draw:custom-shape draw:style-name="gr5" draw:text-style-name="P2" xml:id="id3" draw:id="id3" draw:layer="layout" svg:width="6.4cm" svg:height="3.1cm" svg:x="1.6cm" svg:y="11.1cm">
          <text:p text:style-name="P2">Suma a + b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8.1cm" svg:y1="8.15cm" svg:x2="4.8cm" svg:y2="11.1cm" draw:start-shape="id2" draw:end-shape="id3" draw:end-glue-point="0" svg:d="M8100 8150l-3300 2950" svg:viewBox="0 0 3301 2951">
          <text:p/>
        </draw:connector>
        <draw:custom-shape draw:style-name="gr6" draw:text-style-name="P2" xml:id="id4" draw:id="id4" draw:layer="layout" svg:width="7.4cm" svg:height="5cm" svg:x="11.8cm" svg:y="11.9cm">
          <text:p text:style-name="P2">Czy suma przekracza 75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8cm" svg:y1="12.65cm" svg:x2="11.8cm" svg:y2="14.4cm" draw:start-shape="id3" draw:end-shape="id4" svg:d="M8000 12650l3800 1750" svg:viewBox="0 0 3801 1751">
          <text:p/>
        </draw:connector>
        <draw:custom-shape draw:style-name="gr7" draw:text-style-name="P2" xml:id="id5" draw:id="id5" draw:layer="layout" svg:width="6.6cm" svg:height="1.6cm" svg:x="7.4cm" svg:y="20.4cm">
          <text:p text:style-name="P2">Wyprowadź kolejna liczbę</text:p>
          <text:p text:style-name="P2">C, d, e...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2" xml:id="id7" draw:id="id7" draw:layer="layout" svg:width="4.8cm" svg:height="2.1cm" svg:x="1.4cm" svg:y="26.5cm">
          <text:p text:style-name="P2">Suma a + b + c, d, e..</text:p>
          <draw:enhanced-geometry svg:viewBox="0 0 21600 21600" draw:type="rectangle" draw:enhanced-path="M 0 0 L 21600 0 21600 21600 0 21600 0 0 Z N"/>
        </draw:custom-shape>
        <draw:custom-shape draw:style-name="gr7" draw:text-style-name="P2" xml:id="id6" draw:id="id6" draw:layer="layout" svg:width="6.6cm" svg:height="1.6cm" svg:x="14.1cm" svg:y="21.5cm">
          <text:p text:style-name="P2">Wyprowadź suma liczb </text:p>
          <text:p text:style-name="P2">A + b + c + …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2" xml:id="id8" draw:id="id8" draw:layer="layout" svg:width="4.3cm" svg:height="2.1cm" svg:x="12.2cm" svg:y="26.6cm">
          <text:p text:style-name="P2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3" draw:layer="layout" svg:x1="15.5cm" svg:y1="16.9cm" svg:x2="10.7cm" svg:y2="20.4cm" draw:start-shape="id4" draw:end-shape="id5" svg:d="M15500 16900v1751h-4800v1749" svg:viewBox="0 0 4801 3501">
          <text:p text:style-name="P2">NIE</text:p>
        </draw:connector>
        <draw:connector draw:style-name="gr10" draw:text-style-name="P3" draw:layer="layout" svg:x1="15.5cm" svg:y1="16.9cm" svg:x2="17.4cm" svg:y2="21.5cm" draw:start-shape="id4" draw:end-shape="id6" svg:d="M15500 16900v2301h1900v2299" svg:viewBox="0 0 1901 4601">
          <text:p text:style-name="P2">TAK</text:p>
        </draw:connector>
        <draw:connector draw:style-name="gr4" draw:text-style-name="P3" draw:layer="layout" svg:x1="6.2cm" svg:y1="27.55cm" svg:x2="11.8cm" svg:y2="14.4cm" draw:start-shape="id7" draw:end-shape="id4" svg:d="M6200 27550h3084v-13150h2516" svg:viewBox="0 0 5601 13151">
          <text:p/>
        </draw:connector>
        <draw:connector draw:style-name="gr4" draw:text-style-name="P3" draw:layer="layout" draw:type="line" svg:x1="7.4cm" svg:y1="21.2cm" svg:x2="6.2cm" svg:y2="27.55cm" draw:start-shape="id5" draw:end-shape="id7" svg:d="M7400 21200l-1200 6350" svg:viewBox="0 0 1201 6351">
          <text:p/>
        </draw:connector>
        <draw:connector draw:style-name="gr4" draw:text-style-name="P3" draw:layer="layout" draw:type="line" svg:x1="14.1cm" svg:y1="22.3cm" svg:x2="14.35cm" svg:y2="26.6cm" draw:start-shape="id6" draw:end-shape="id8" svg:d="M14100 22300l250 4300" svg:viewBox="0 0 251 4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23:05:12.326000000</meta:creation-date>
    <dc:date>2017-10-09T23:17:50.911000000</dc:date>
    <meta:editing-duration>PT2M10S</meta:editing-duration>
    <meta:editing-cycles>1</meta:editing-cycles>
    <meta:document-statistic meta:object-count="17"/>
    <meta:generator>LibreOffice/5.3.3.2$Windows_X86_64 LibreOffice_project/3d9a8b4b4e538a85e0782bd6c2d430bafe583448</meta:generator>
  </office:meta>
</office:document-meta>
</file>